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7973</text:p>
          </table:table-cell>
          <table:table-cell office:value-type="string" calcext:value-type="string">
            <text:p>20N 48W 12SWSE:225824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1944" calcext:value-type="float">
            <text:p>75.7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73</text:p>
          </table:table-cell>
          <table:table-cell office:value-type="string" calcext:value-type="string">
            <text:p>20N 48W 12SWSE:225824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7064" calcext:value-type="float">
            <text:p>78.6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73</text:p>
          </table:table-cell>
          <table:table-cell office:value-type="string" calcext:value-type="string">
            <text:p>20N 48W 12SWSE:225824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5832" calcext:value-type="float">
            <text:p>78.6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73</text:p>
          </table:table-cell>
          <table:table-cell office:value-type="string" calcext:value-type="string">
            <text:p>20N 48W 12SWSE:225824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5728" calcext:value-type="float">
            <text:p>78.5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73</text:p>
          </table:table-cell>
          <table:table-cell office:value-type="string" calcext:value-type="string">
            <text:p>20N 48W 12SWSE:225824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7608" calcext:value-type="float">
            <text:p>78.3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73</text:p>
          </table:table-cell>
          <table:table-cell office:value-type="string" calcext:value-type="string">
            <text:p>20N 48W 12SWSE:225824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3392" calcext:value-type="float">
            <text:p>78.1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73</text:p>
          </table:table-cell>
          <table:table-cell office:value-type="string" calcext:value-type="string">
            <text:p>20N 48W 12SWSE:225824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7984" calcext:value-type="float">
            <text:p>78.3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73</text:p>
          </table:table-cell>
          <table:table-cell office:value-type="string" calcext:value-type="string">
            <text:p>20N 48W 12SWSE:225824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7024" calcext:value-type="float">
            <text:p>78.2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73</text:p>
          </table:table-cell>
          <table:table-cell office:value-type="string" calcext:value-type="string">
            <text:p>20N 48W 12SWSE:225824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6232" calcext:value-type="float">
            <text:p>78.0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73</text:p>
          </table:table-cell>
          <table:table-cell office:value-type="string" calcext:value-type="string">
            <text:p>20N 48W 12SWSE:225824</text:p>
          </table:table-cell>
          <table:table-cell office:value-type="string" calcext:value-type="string">
            <text:p>201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73</text:p>
          </table:table-cell>
          <table:table-cell office:value-type="string" calcext:value-type="string">
            <text:p>20N 48W 12SWSE:225824</text:p>
          </table:table-cell>
          <table:table-cell office:value-type="string" calcext:value-type="string">
            <text:p>201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